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3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73.15mm"/>
    </style:style>
    <style:style style:name="co6" style:family="table-column">
      <style:table-column-properties fo:break-before="auto" style:column-width="150.97mm"/>
    </style:style>
    <style:style style:name="co7" style:family="table-column">
      <style:table-column-properties fo:break-before="auto" style:column-width="144.1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05mm" fo:break-before="auto" style:use-optimal-row-height="false"/>
    </style:style>
    <style:style style:name="ro2" style:family="table-row">
      <style:table-row-properties style:row-height="12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larm-moni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1" office:value-type="string" calcext:value-type="string">
            <text:p>1uF</text:p>
          </table:table-cell>
          <table:table-cell table:style-name="ce1"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Device:C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1, D2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Connector:Screw_Terminal_01x02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1" office:value-type="string" calcext:value-type="string">
            <text:p>Z1 Z2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1" office:value-type="string" calcext:value-type="string">
            <text:p>Z3 Z4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4</text:p>
          </table:table-cell>
          <table:table-cell table:style-name="ce1" office:value-type="string" calcext:value-type="string">
            <text:p>Z5 Z6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5</text:p>
          </table:table-cell>
          <table:table-cell table:style-name="ce1" office:value-type="string" calcext:value-type="string">
            <text:p>Z7 Z8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6</text:p>
          </table:table-cell>
          <table:table-cell table:style-name="ce1" office:value-type="string" calcext:value-type="string">
            <text:p>DIN CIN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7</text:p>
          </table:table-cell>
          <table:table-cell table:style-name="ce1" office:value-type="string" calcext:value-type="string">
            <text:p>DOUT COUT</text:p>
          </table:table-cell>
          <table:table-cell table:style-name="ce1" office:value-type="string" calcext:value-type="string">
            <text:p>Connector:Screw_Terminal_01x04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J8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Connector:Conn_01x06_Male</text:p>
          </table:table-cell>
          <table:table-cell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1, R2, R3, R4, R5, R6, R7, R8, R9, R10, R27, R28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Device:R</text:p>
          </table:table-cell>
          <table:table-cell table:number-columns-repeated="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R11, R12, R13, R14, R15, R16, R17, R18, R19, R20, R21, R24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22, R23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25, R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Switch:SW_Push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SW2</text:p>
          </table:table-cell>
          <table:table-cell table:style-name="ce1" office:value-type="string" calcext:value-type="string">
            <text:p>PROG</text:p>
          </table:table-cell>
          <table:table-cell table:style-name="ce1" office:value-type="string" calcext:value-type="string">
            <text:p>Switch:SW_Push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1, U2, U3</text:p>
          </table:table-cell>
          <table:table-cell table:style-name="ce1" office:value-type="string" calcext:value-type="string">
            <text:p>LTV-847</text:p>
          </table:table-cell>
          <table:table-cell table:style-name="ce1" office:value-type="string" calcext:value-type="string">
            <text:p>Isolator:LTV-847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1" office:value-type="string" calcext:value-type="string">
            <text:p>Buck_Converter</text:p>
          </table:table-cell>
          <table:table-cell table:style-name="ce1" office:value-type="string" calcext:value-type="string">
            <text:p>buck_converter:Buck_Converter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1" office:value-type="string" calcext:value-type="string">
            <text:p>ESP32-WROOM</text:p>
          </table:table-cell>
          <table:table-cell table:style-name="ce1" office:value-type="string" calcext:value-type="string">
            <text:p>ESP32-footprints-Shem-Lib:ESP32-WROOM</text:p>
          </table:table-cell>
          <table:table-cell table:number-columns-repeated="2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2-05T13:45:48.028547475</meta:print-date>
    <dc:date>2018-12-05T19:33:41.595692063</dc:date>
    <meta:editing-duration>PT5H40M20S</meta:editing-duration>
    <meta:editing-cycles>1</meta:editing-cycles>
    <meta:document-statistic meta:table-count="1" meta:cell-count="110" meta:object-count="0"/>
    <meta:generator>LibreOffice/5.4.4.2$MacOSX_X86_64 LibreOffice_project/2524958677847fb3bb44820e40380acbe820f960</meta:generator>
  </office:meta>
</office:document-meta>
</file>